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3.95cm" fo:min-width="16.9cm"/>
    </style:style>
    <style:style style:name="gr2" style:family="graphic" style:parent-style-name="Обычный_5f_1">
      <style:graphic-properties draw:textarea-horizontal-align="justify" draw:textarea-vertical-align="middle" draw:auto-grow-height="false" fo:min-height="3.25cm" fo:min-width="16.9cm"/>
    </style:style>
    <style:style style:name="gr3" style:family="graphic" style:parent-style-name="Обычный_5f_1_5f_1">
      <style:graphic-properties draw:textarea-horizontal-align="justify" draw:textarea-vertical-align="middle" draw:auto-grow-height="false" fo:min-height="3.75cm" fo:min-width="16.9cm"/>
    </style:style>
    <style:style style:name="gr4" style:family="graphic" style:parent-style-name="standard">
      <style:graphic-properties draw:textarea-horizontal-align="justify" draw:textarea-vertical-align="middle" draw:auto-grow-height="false" fo:min-height="1.95cm" fo:min-width="3.9cm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2.65cm" fo:min-width="5cm"/>
    </style:style>
    <style:style style:name="gr6" style:family="graphic" style:parent-style-name="objectwithoutfill">
      <style:graphic-properties svg:stroke-width="0.035cm" svg:stroke-color="#729fcf" draw:marker-start-width="0.252cm" draw:marker-end="Triangle_20_unfilled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draw:marker-start="Square_20_45"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dee6e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7.4cm" svg:height="14.2cm" svg:x="1.9cm" svg:y="2.1cm">
          <text:p text:style-name="P1"><text:span text:style-name="T1">CamReader</text:span></text:p>
          <text:p text:style-name="P2"/>
          <text:p text:style-name="P2"><text:span text:style-name="T1">Id</text:span><text:span text:style-name="T2"> (идентификатор камеры)</text:span></text:p>
          <text:p text:style-name="P2"><text:span text:style-name="T1">SpaceType</text:span> (тип помещения)</text:p>
          <text:p text:style-name="P2"><text:span text:style-name="T1">Speed</text:span> (кадров в секунду)</text:p>
          <text:p text:style-name="P2"><text:span text:style-name="T1">SlopeAngleCos</text:span> (косинус центра изображения к горизонту)</text:p>
          <text:p text:style-name="P2"><text:span text:style-name="T1">WideViewAngle</text:span> (угол обзора камеры по горизонту)</text:p>
          <text:p text:style-name="P2"><text:span text:style-name="T1">VerticalViewAngle</text:span> (угол обзора камеры по вертикали)</text:p>
          <text:p text:style-name="P2"><text:span text:style-name="T1">DistanceDepth</text:span> (расстояние в метрах между объектами, </text:p>
          <text:p text:style-name="P2">расположенными в нижней части картинки </text:p>
          <text:p text:style-name="P2">и дальней части картинки)</text:p>
          <text:p text:style-name="P2"><text:span text:style-name="T3">DistanceWide</text:span><text:span text:style-name="T4"> (расстояние в метрах от объектов </text:span></text:p>
          <text:p text:style-name="P2"><text:span text:style-name="T4">в левой части до объектов в правой части </text:span>картинки)</text:p>
          <text:p text:style-name="P2"><text:span text:style-name="T1">CacheSize</text:span> (количество кадров в кэше)</text:p>
          <text:p text:style-name="P2"/>
          <text:p text:style-name="P2">Frame <text:span text:style-name="T1">GetLastFrame()</text:span> - получить последний кадр.</text:p>
          <text:p text:style-name="P2">Frame[] <text:span text:style-name="T1">GetLastFrames(n)</text:span> — получить n последних кадров </text:p>
          <text:p text:style-name="P2">из кэша</text:p>
          <text:p text:style-name="P2">Video <text:span text:style-name="T1">GetVideo(sec)</text:span> — получить из кэша видео </text:p>
          <text:p text:style-name="P2">за последние sec секунд.</text:p>
          <text:p text:style-name="P2"/>
          <text:p text:style-name="P2"/>
          <draw:enhanced-geometry svg:viewBox="0 0 21600 21600" draw:glue-points="10800 0 0 10800 10800 21600 21600 10800" draw:extrusion="true" draw:type="flowchart-process" draw:enhanced-path="M 0 0 L 21600 0 21600 21600 0 21600 0 0 Z N"/>
        </draw:custom-shape>
      </draw:page>
      <draw:page draw:name="page2" draw:style-name="dp1" draw:master-page-name="Обычный">
        <draw:custom-shape draw:style-name="gr2" draw:text-style-name="P1" draw:layer="layout" svg:width="17.4cm" svg:height="3.5cm" svg:x="1.9cm" svg:y="2.1cm">
          <text:p text:style-name="P1"><text:span text:style-name="T1">Frame</text:span></text:p>
          <text:p text:style-name="P2"/>
          <text:p text:style-name="P2"><text:span text:style-name="T1">Id</text:span><text:span text:style-name="T2"> (идентификатор фрейма)</text:span></text:p>
          <text:p text:style-name="P2"><text:span text:style-name="T1">CamReader</text:span> (источник кадра)</text:p>
          <text:p text:style-name="P2"><text:span text:style-name="T1">DateTime</text:span> (время съемки кадра)</text:p>
          <text:p text:style-name="P2"><text:span text:style-name="T1">Data</text:span> (изображения кадра)</text:p>
          <text:p text:style-name="P2"/>
          <draw:enhanced-geometry svg:viewBox="0 0 21600 21600" draw:glue-points="10800 0 0 10800 10800 21600 21600 10800" draw:extrusion="true" draw:type="flowchart-process" draw:enhanced-path="M 0 0 L 21600 0 21600 21600 0 21600 0 0 Z N"/>
        </draw:custom-shape>
      </draw:page>
      <draw:page draw:name="page3" draw:style-name="dp1" draw:master-page-name="Обычный">
        <draw:custom-shape draw:style-name="gr3" draw:text-style-name="P1" draw:layer="layout" svg:width="17.4cm" svg:height="4cm" svg:x="1.9cm" svg:y="2.1cm">
          <text:p text:style-name="P1"><text:span text:style-name="T1">Video</text:span></text:p>
          <text:p text:style-name="P2"/>
          <text:p text:style-name="P2"><text:span text:style-name="T1">Id</text:span><text:span text:style-name="T2"> (идентификатор видео эпизода)</text:span></text:p>
          <text:p text:style-name="P2"><text:span text:style-name="T1">CamReader</text:span> (источник видео)</text:p>
          <text:p text:style-name="P2"><text:span text:style-name="T1">DateTime</text:span> (время начала съемки)</text:p>
          <text:p text:style-name="P2"><text:span text:style-name="T1">Length</text:span> (продолжительность эпизода)</text:p>
          <text:p text:style-name="P2"><text:span text:style-name="T1">Data</text:span> (видео)</text:p>
          <text:p text:style-name="P2"/>
          <draw:enhanced-geometry svg:viewBox="0 0 21600 21600" draw:glue-points="10800 0 0 10800 10800 21600 21600 10800" draw:extrusion="true" draw:type="flowchart-process" draw:enhanced-path="M 0 0 L 21600 0 21600 21600 0 21600 0 0 Z N"/>
        </draw:custom-shape>
      </draw:page>
      <draw:page draw:name="page4" draw:style-name="dp1" draw:master-page-name="Обычный">
        <draw:custom-shape draw:style-name="gr4" draw:text-style-name="P1" xml:id="id1" draw:id="id1" draw:layer="layout" svg:width="4.4cm" svg:height="2.2cm" svg:x="4.9cm" svg:y="2.2cm">
          <text:p text:style-name="P1">CamReader</text:p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4.4cm" svg:height="2.2cm" svg:x="1.1cm" svg:y="21cm">
          <text:p text:style-name="P1">Frame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4.4cm" svg:height="2.2cm" svg:x="1.1cm" svg:y="26.3cm">
          <text:p text:style-name="P1">Video</text:p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5.5cm" svg:height="2.9cm" svg:x="3.3cm" svg:y="7.5cm">
          <text:p text:style-name="P1">ICamReader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7.1cm" svg:y1="4.4cm" svg:x2="6.05cm" svg:y2="7.5cm" draw:start-shape="id1" draw:start-glue-point="2" draw:end-shape="id2" draw:end-glue-point="0" svg:d="M7100 4400l-1050 3100" svg:viewBox="0 0 1051 3101">
          <text:p/>
        </draw:connector>
        <draw:custom-shape draw:style-name="gr5" draw:text-style-name="P3" xml:id="id4" draw:id="id4" draw:layer="layout" svg:width="5.5cm" svg:height="2.9cm" svg:x="3.3cm" svg:y="12.8cm">
          <text:p text:style-name="P1">ICamData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6.05cm" svg:y1="17.1cm" svg:x2="6.05cm" svg:y2="15.7cm" draw:start-shape="id3" draw:start-glue-point="0" draw:end-shape="id4" draw:end-glue-point="2" svg:d="M6050 17100v-1400" svg:viewBox="0 0 1 1401">
          <text:p/>
        </draw:connector>
        <draw:custom-shape draw:style-name="gr4" draw:text-style-name="P1" xml:id="id5" draw:id="id5" draw:layer="layout" svg:width="4.4cm" svg:height="2.2cm" svg:x="1.1cm" svg:y="23.7cm">
          <text:p text:style-name="P1">Audio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6.05cm" svg:y1="10.4cm" svg:x2="6.05cm" svg:y2="12.8cm" draw:start-shape="id2" draw:start-glue-point="2" draw:end-shape="id4" draw:end-glue-point="0" svg:d="M6050 10400v2400" svg:viewBox="0 0 1 2401">
          <text:p/>
        </draw:connector>
        <draw:custom-shape draw:style-name="gr5" draw:text-style-name="P3" xml:id="id3" draw:id="id3" draw:layer="layout" svg:width="5.5cm" svg:height="2.9cm" svg:x="3.3cm" svg:y="17.1cm">
          <text:p text:style-name="P1">ACamData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s" svg:x1="5.5cm" svg:y1="24.8cm" svg:x2="6.05cm" svg:y2="20cm" draw:start-shape="id5" draw:start-glue-point="1" draw:end-shape="id3" draw:end-glue-point="2" svg:d="M5500 24800h501l49-4299v-501" svg:viewBox="0 0 551 4801">
          <text:p/>
        </draw:connector>
        <draw:connector draw:style-name="gr6" draw:text-style-name="P4" draw:layer="layout" draw:type="lines" svg:x1="5.5cm" svg:y1="27.4cm" svg:x2="6.05cm" svg:y2="20cm" draw:start-shape="id6" draw:start-glue-point="1" draw:end-shape="id3" draw:end-glue-point="2" svg:d="M5500 27400h501l49-6899v-501" svg:viewBox="0 0 551 7401">
          <text:p/>
        </draw:connector>
        <draw:connector draw:style-name="gr6" draw:text-style-name="P4" draw:layer="layout" draw:type="lines" svg:x1="5.5cm" svg:y1="22.1cm" svg:x2="6.05cm" svg:y2="20cm" draw:start-shape="id7" draw:start-glue-point="1" draw:end-shape="id3" draw:end-glue-point="2" svg:d="M5500 22100h501l49-1599v-501" svg:viewBox="0 0 551 2101">
          <text:p/>
        </draw:connector>
        <draw:custom-shape draw:style-name="gr5" draw:text-style-name="P3" xml:id="id8" draw:id="id8" draw:layer="layout" svg:width="5.5cm" svg:height="2.9cm" svg:x="9.9cm" svg:y="7.5cm">
          <text:p text:style-name="P1">AAnalyser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s" svg:x1="9.9cm" svg:y1="8.95cm" svg:x2="8.8cm" svg:y2="8.95cm" draw:start-shape="id8" draw:start-glue-point="3" draw:end-shape="id2" draw:end-glue-point="1" svg:d="M9900 8950h-501-98-501" svg:viewBox="0 0 1101 1">
          <text:p/>
        </draw:connector>
        <draw:custom-shape draw:style-name="gr4" draw:text-style-name="P1" xml:id="id9" draw:id="id9" draw:layer="layout" svg:width="4.4cm" svg:height="2.2cm" svg:x="10.5cm" svg:y="21cm">
          <text:p text:style-name="P1">Analyser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s" svg:x1="12.7cm" svg:y1="21cm" svg:x2="12.65cm" svg:y2="10.4cm" draw:start-shape="id9" draw:start-glue-point="0" draw:end-shape="id8" draw:end-glue-point="2" svg:d="M12700 21000v-501l-50-9598v-501" svg:viewBox="0 0 51 10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quare_20_45" draw:display-name="Square 45" svg:viewBox="0 0 3000 6000" svg:d="M1500 0l1500 3000-1500 3000-1500-300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1T11:47:42.251000000</meta:creation-date>
    <dc:date>2019-10-01T13:49:52.208000000</dc:date>
    <meta:editing-duration>PT20M12S</meta:editing-duration>
    <meta:editing-cycles>6</meta:editing-cycles>
    <meta:generator>LibreOffice/6.1.2.1$Windows_X86_64 LibreOffice_project/65905a128db06ba48db947242809d14d3f9a93fe</meta:generator>
    <meta:document-statistic meta:object-count="20"/>
  </office:meta>
</office:document-meta>
</file>